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980000022763813298.jpg" manifest:media-type=""/>
  <manifest:file-entry manifest:full-path="Pictures/1000000000000858000008E8F607AA95.jpg" manifest:media-type=""/>
  <manifest:file-entry manifest:full-path="Pictures/100002010000076C000007ECD6C51BEA.png" manifest:media-type=""/>
  <manifest:file-entry manifest:full-path="Pictures/1000020100000708000001C3D5CD1547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Footer">
      <style:text-properties fo:font-size="9pt" style:text-underline-style="solid" style:text-underline-width="auto" style:text-underline-color="font-color" officeooo:rsid="000c583a" officeooo:paragraph-rsid="000c583a" style:font-size-asian="7.84999990463257pt" style:font-name-complex="GF Zemen Unicode" style:font-size-complex="9pt"/>
    </style:style>
    <style:style style:name="P2" style:family="paragraph" style:parent-style-name="Footer">
      <style:text-properties fo:font-size="9pt" style:text-underline-style="solid" style:text-underline-width="auto" style:text-underline-color="font-color" officeooo:rsid="000c57a5" officeooo:paragraph-rsid="000c57a5" style:font-size-asian="7.84999990463257pt" style:font-size-complex="9pt"/>
    </style:style>
    <style:style style:name="P3" style:family="paragraph" style:parent-style-name="Header">
      <style:text-properties officeooo:paragraph-rsid="000c57a5"/>
    </style:style>
    <style:style style:name="P4" style:family="paragraph" style:parent-style-name="Standard">
      <style:paragraph-properties fo:line-height="100%" fo:text-align="center" style:justify-single-word="false"/>
      <style:text-properties style:font-name="GF Zemen Unicode" fo:font-size="10.5pt" style:text-underline-style="solid" style:text-underline-width="auto" style:text-underline-color="font-color" fo:font-weight="bold" officeooo:paragraph-rsid="00122fe5" style:font-size-asian="10.5pt" style:font-weight-asian="bold" style:font-name-complex="GF Zemen Unicode" style:font-size-complex="10.5pt"/>
    </style:style>
    <style:style style:name="P5" style:family="paragraph" style:parent-style-name="Standard">
      <style:paragraph-properties fo:line-height="100%"/>
      <style:text-properties style:font-name="GF Zemen Unicode" fo:font-size="10.5pt" officeooo:paragraph-rsid="00122fe5" style:font-name-asian="MS Mincho" style:font-size-asian="10.5pt" style:font-name-complex="GF Zemen Unicode" style:font-size-complex="10.5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GF Zemen Unicode" fo:font-size="12pt" officeooo:paragraph-rsid="00122fe5" style:font-name-asian="MS Mincho" style:font-size-asian="12pt" style:font-name-complex="GF Zemen Unicode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GF Zemen Unicode" fo:font-size="14pt" style:text-underline-style="solid" style:text-underline-width="auto" style:text-underline-color="font-color" fo:font-weight="bold" officeooo:paragraph-rsid="00107555" style:font-name-asian="MS Mincho" style:font-size-asian="14pt" style:font-weight-asian="bold" style:font-name-complex="GF Zemen Unicode" style:font-size-complex="14pt" style:font-weight-complex="bold"/>
    </style:style>
    <style:style style:name="P8" style:family="paragraph" style:parent-style-name="Standard">
      <style:paragraph-properties fo:line-height="100%"/>
      <style:text-properties style:font-name="GF Zemen Unicode" officeooo:paragraph-rsid="00122fe5" style:font-name-complex="GF Zemen Unicode"/>
    </style:style>
    <style:style style:name="P9" style:family="paragraph" style:parent-style-name="Standard">
      <style:paragraph-properties fo:line-height="100%" fo:text-align="justify" style:justify-single-word="false" fo:break-before="page"/>
      <style:text-properties style:font-name="GF Zemen Unicode" fo:font-size="12pt" officeooo:paragraph-rsid="00122fe5" style:font-name-asian="MS Mincho" style:font-size-asian="12pt" style:font-name-complex="GF Zemen Unicode" style:font-size-complex="12pt"/>
    </style:style>
    <style:style style:name="P10" style:family="paragraph" style:parent-style-name="List_20_Paragraph">
      <style:paragraph-properties fo:margin-left="0.2811in" fo:margin-right="0in" fo:line-height="100%" fo:text-align="center" style:justify-single-word="false" fo:text-indent="0in" style:auto-text-indent="false"/>
      <style:text-properties style:font-name="GF Zemen Unicode" fo:font-size="10.5pt" style:text-underline-style="solid" style:text-underline-width="auto" style:text-underline-color="font-color" fo:font-weight="bold" officeooo:paragraph-rsid="00122fe5" style:font-name-asian="MS Mincho" style:font-size-asian="10.5pt" style:font-weight-asian="bold" style:font-name-complex="GF Zemen Unicode" style:font-size-complex="10.5pt"/>
    </style:style>
    <style:style style:name="P11" style:family="paragraph" style:parent-style-name="List_20_Paragraph">
      <style:paragraph-properties fo:margin-left="0.2811in" fo:margin-right="0in" fo:line-height="100%" fo:text-align="center" style:justify-single-word="false" fo:text-indent="0in" style:auto-text-indent="false"/>
      <style:text-properties style:font-name="GF Zemen Unicode" fo:font-size="10.5pt" style:text-underline-style="solid" style:text-underline-width="auto" style:text-underline-color="font-color" fo:font-weight="bold" officeooo:paragraph-rsid="00122fe5" style:font-size-asian="10.5pt" style:font-weight-asian="bold" style:font-name-complex="GF Zemen Unicode" style:font-size-complex="10.5pt"/>
    </style:style>
    <style:style style:name="P12" style:family="paragraph" style:parent-style-name="List_20_Paragraph">
      <style:paragraph-properties fo:margin-left="0.2811in" fo:margin-right="0in" fo:line-height="100%" fo:text-align="justify" style:justify-single-word="false" fo:text-indent="0in" style:auto-text-indent="false"/>
      <style:text-properties style:font-name="GF Zemen Unicode" fo:font-size="10.5pt" officeooo:paragraph-rsid="00122fe5" style:font-size-asian="10.5pt" style:font-name-complex="GF Zemen Unicode" style:font-size-complex="10.5pt"/>
    </style:style>
    <style:style style:name="P13" style:family="paragraph" style:parent-style-name="List_20_Paragraph">
      <style:paragraph-properties fo:margin-left="0.2811in" fo:margin-right="0in" fo:line-height="100%" fo:text-align="justify" style:justify-single-word="false" fo:text-indent="0in" style:auto-text-indent="false"/>
      <style:text-properties style:font-name="GF Zemen Unicode" fo:font-size="10.5pt" officeooo:paragraph-rsid="00122fe5" style:font-name-asian="MS Mincho" style:font-size-asian="10.5pt" style:font-name-complex="GF Zemen Unicode" style:font-size-complex="10.5pt"/>
    </style:style>
    <style:style style:name="P14" style:family="paragraph" style:parent-style-name="List_20_Paragraph">
      <style:paragraph-properties fo:margin-left="0.2811in" fo:margin-right="0in" fo:line-height="100%" fo:text-indent="0in" style:auto-text-indent="false"/>
      <style:text-properties style:font-name="GF Zemen Unicode" fo:font-size="10.5pt" officeooo:paragraph-rsid="00122fe5" style:font-name-asian="MS Mincho" style:font-size-asian="10.5pt" style:font-name-complex="GF Zemen Unicode" style:font-size-complex="10.5pt"/>
    </style:style>
    <style:style style:name="P15" style:family="paragraph" style:parent-style-name="List_20_Paragraph">
      <style:paragraph-properties fo:margin-left="0.2811in" fo:margin-right="0in" fo:line-height="100%" fo:text-align="center" style:justify-single-word="false" fo:text-indent="0in" style:auto-text-indent="false"/>
      <style:text-properties style:font-name="GF Zemen Unicode" fo:font-size="10.5pt" fo:font-weight="bold" officeooo:paragraph-rsid="00122fe5" style:font-name-asian="MS Mincho" style:font-size-asian="10.5pt" style:font-weight-asian="bold" style:font-name-complex="GF Zemen Unicode" style:font-size-complex="10.5pt"/>
    </style:style>
    <style:style style:name="P16" style:family="paragraph" style:parent-style-name="List_20_Paragraph">
      <style:paragraph-properties fo:margin-left="0.2811in" fo:margin-right="0in" fo:line-height="100%" fo:text-indent="0in" style:auto-text-indent="false"/>
      <style:text-properties style:font-name="GF Zemen Unicode" officeooo:paragraph-rsid="00122fe5" style:font-name-complex="GF Zemen Unicode"/>
    </style:style>
    <style:style style:name="P17" style:family="paragraph" style:parent-style-name="List_20_Paragraph">
      <style:paragraph-properties fo:margin-left="0.4374in" fo:margin-right="0in" fo:line-height="100%" fo:text-align="justify" style:justify-single-word="false" fo:text-indent="-0.1563in" style:auto-text-indent="false"/>
      <style:text-properties style:font-name="GF Zemen Unicode" fo:font-size="10.5pt" officeooo:paragraph-rsid="00122fe5" style:font-size-asian="10.5pt" style:font-name-complex="GF Zemen Unicode" style:font-size-complex="10.5pt"/>
    </style:style>
    <style:style style:name="P18" style:family="paragraph" style:parent-style-name="List_20_Paragraph">
      <style:paragraph-properties fo:margin-left="0.5in" fo:margin-right="0in" fo:line-height="100%" fo:text-align="justify" style:justify-single-word="false" fo:text-indent="-0.2189in" style:auto-text-indent="false"/>
      <style:text-properties style:font-name="GF Zemen Unicode" fo:font-size="10.5pt" officeooo:paragraph-rsid="00122fe5" style:font-size-asian="10.5pt" style:font-name-complex="GF Zemen Unicode" style:font-size-complex="10.5pt"/>
    </style:style>
    <style:style style:name="P19" style:family="paragraph" style:parent-style-name="List_20_Paragraph">
      <style:paragraph-properties fo:margin-left="0.5756in" fo:margin-right="0in" fo:line-height="100%" fo:text-align="justify" style:justify-single-word="false" fo:text-indent="-0.298in" style:auto-text-indent="false">
        <style:tab-stops/>
      </style:paragraph-properties>
      <style:text-properties style:font-name="GF Zemen Unicode" officeooo:paragraph-rsid="00122fe5" style:font-name-complex="GF Zemen Unicode"/>
    </style:style>
    <style:style style:name="P20" style:family="paragraph" style:parent-style-name="List_20_Paragraph">
      <style:paragraph-properties fo:margin-left="0.5626in" fo:margin-right="0in" fo:line-height="100%" fo:text-align="justify" style:justify-single-word="false" fo:text-indent="-0.2811in" style:auto-text-indent="false"/>
      <style:text-properties style:font-name="GF Zemen Unicode" fo:font-size="10.5pt" officeooo:paragraph-rsid="00122fe5" style:font-name-asian="MS Mincho" style:font-size-asian="10.5pt" style:font-name-complex="GF Zemen Unicode" style:font-size-complex="10.5pt"/>
    </style:style>
    <style:style style:name="P21" style:family="paragraph" style:parent-style-name="List_20_Paragraph">
      <style:paragraph-properties fo:margin-left="0.278in" fo:margin-right="0in" fo:line-height="100%" fo:text-indent="0in" style:auto-text-indent="false"/>
      <style:text-properties officeooo:paragraph-rsid="00122fe5"/>
    </style:style>
    <style:style style:name="P22" style:family="paragraph" style:parent-style-name="List_20_Paragraph">
      <style:paragraph-properties fo:margin-left="0in" fo:margin-right="0in" fo:line-height="100%" fo:text-align="center" style:justify-single-word="false" fo:text-indent="0in" style:auto-text-indent="false"/>
      <style:text-properties style:font-name="GF Zemen Unicode" fo:font-size="10.5pt" style:text-underline-style="solid" style:text-underline-width="auto" style:text-underline-color="font-color" fo:font-weight="bold" officeooo:paragraph-rsid="00122fe5" style:font-size-asian="10.5pt" style:font-weight-asian="bold" style:font-name-complex="GF Zemen Unicode" style:font-size-complex="10.5pt"/>
    </style:style>
    <style:style style:name="P23" style:family="paragraph" style:parent-style-name="List_20_Paragraph">
      <style:paragraph-properties fo:margin-left="0in" fo:margin-right="0in" fo:line-height="100%" fo:text-align="center" style:justify-single-word="false" fo:text-indent="0in" style:auto-text-indent="false"/>
      <style:text-properties style:font-name="GF Zemen Unicode" fo:font-size="10.5pt" style:text-underline-style="solid" style:text-underline-width="auto" style:text-underline-color="font-color" fo:font-weight="bold" officeooo:paragraph-rsid="001722fa" style:font-size-asian="10.5pt" style:font-weight-asian="bold" style:font-name-complex="GF Zemen Unicode" style:font-size-complex="10.5pt"/>
    </style:style>
    <style:style style:name="P24" style:family="paragraph" style:parent-style-name="List_20_Paragraph">
      <style:paragraph-properties fo:margin-left="0in" fo:margin-right="0in" fo:line-height="100%" fo:text-align="center" style:justify-single-word="false" fo:text-indent="0in" style:auto-text-indent="false"/>
      <style:text-properties style:font-name="GF Zemen Unicode" fo:font-size="10.5pt" style:text-underline-style="solid" style:text-underline-width="auto" style:text-underline-color="font-color" fo:font-weight="bold" officeooo:paragraph-rsid="00122fe5" style:font-name-asian="MS Mincho" style:font-size-asian="10.5pt" style:font-weight-asian="bold" style:font-name-complex="GF Zemen Unicode" style:font-size-complex="10.5pt"/>
    </style:style>
    <style:style style:name="P25" style:family="paragraph" style:parent-style-name="Standard" style:master-page-name="braam">
      <style:paragraph-properties fo:line-height="100%" style:page-number="auto"/>
      <style:text-properties style:font-name="GF Zemen Unicode" style:text-underline-style="solid" style:text-underline-width="auto" style:text-underline-color="font-color" officeooo:paragraph-rsid="00107555" style:font-name-complex="GF Zemen Unicode"/>
    </style:style>
    <style:style style:name="P26" style:family="paragraph" style:parent-style-name="List_20_Paragraph" style:list-style-name="WWNum2">
      <style:paragraph-properties fo:line-height="100%"/>
      <style:text-properties style:font-name="GF Zemen Unicode" officeooo:paragraph-rsid="001aacec" style:font-name-complex="GF Zemen Unicode"/>
    </style:style>
    <style:style style:name="T1" style:family="text">
      <style:text-properties style:font-name="GF Zemen Unicode" fo:font-size="10.5pt" style:font-name-asian="MS Mincho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18adcc" style:font-size-asian="10.5pt" style:font-size-complex="10.5pt"/>
    </style:style>
    <style:style style:name="T4" style:family="text">
      <style:text-properties fo:font-size="10.5pt" officeooo:rsid="001aacec" style:font-size-asian="10.5pt" style:font-size-complex="10.5pt"/>
    </style:style>
    <style:style style:name="T5" style:family="text">
      <style:text-properties fo:font-size="10.5pt" style:font-name-asian="MS Mincho" style:font-size-asian="10.5pt" style:font-size-complex="10.5pt"/>
    </style:style>
    <style:style style:name="T6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7" style:family="text">
      <style:text-properties fo:font-size="10.5pt" style:text-underline-style="solid" style:text-underline-width="auto" style:text-underline-color="font-color" officeooo:rsid="003122b0" style:font-size-asian="10.5pt" style:font-size-complex="10.5pt"/>
    </style:style>
    <style:style style:name="T8" style:family="text">
      <style:text-properties fo:font-size="10.5pt" style:text-underline-style="solid" style:text-underline-width="auto" style:text-underline-color="font-color" officeooo:rsid="001aacec" style:font-size-asian="10.5pt" style:font-size-complex="10.5pt"/>
    </style:style>
    <style:style style:name="T9" style:family="text">
      <style:text-properties fo:font-size="10.5pt" style:text-underline-style="solid" style:text-underline-width="auto" style:text-underline-color="font-color" style:font-name-asian="MS Mincho" style:font-size-asian="10.5pt" style:font-size-complex="10.5pt"/>
    </style:style>
    <style:style style:name="T10" style:family="text">
      <style:text-properties fo:font-size="10.5pt" style:text-underline-style="solid" style:text-underline-width="auto" style:text-underline-color="font-color" officeooo:rsid="0032f495" style:font-name-asian="MS Mincho" style:font-size-asian="10.5pt" style:font-size-complex="10.5pt"/>
    </style:style>
    <style:style style:name="T11" style:family="text">
      <style:text-properties fo:font-size="10.5pt" style:text-underline-style="none" officeooo:rsid="0032f495" style:font-name-asian="MS Mincho" style:font-size-asian="10.5pt" style:font-size-complex="10.5pt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&lt;for each=&quot;o in objects&quot;&gt;">Start Loop</text:text-input></text:p>
      <text:p text:style-name="P7">የቋሚ ሰራተኛ የስራ ቅጥር ውል ስምምነት</text:p>
      <text:p text:style-name="Standard"/>
      <text:p text:style-name="P8"><text:span text:style-name="T2">ይህ የስራ ቅጥር</text:span><text:span text:style-name="T5"> ውል </text:span><text:span text:style-name="T2">እድሳት ስምምነት ከዚህ በኋላ “አሰሪ” ወይም <text:s/>ድርጅቱ <text:s/>እየተባለ <text:s/>በሚጠራው <text:s/></text:span><text:span text:style-name="T6">ብራም ፍላወርስ ኃ.</text:span><text:span text:style-name="T9">የተ.የግ.ማህበር</text:span><text:span text:style-name="T5"> </text:span><text:span text:style-name="T2"><text:s/>እና <text:s/>ሰራተኛ በመባል በሚጠራው </text:span><text:span text:style-name="T6"><text:text-input text:description="&lt;o.employee_id.ethiopic_name&gt;">EthioName</text:text-input></text:span><text:span text:style-name="T2"> መካከል </text:span><text:span text:style-name="T6"><text:text-input text:description="&lt;o.date_start&gt;">Start</text:text-input></text:span><text:span text:style-name="T6"> </text:span><text:span text:style-name="T7">G.C.</text:span><text:span text:style-name="T2"> ቀን ተደርጓል</text:span><text:span text:style-name="T5">፡፡</text:span></text:p>
      <text:p text:style-name="P5"/>
      <text:p text:style-name="P4">አንቀጽ 1</text:p>
      <text:p text:style-name="P4">የውል ግዜ</text:p>
      <text:list xml:id="list743009772894818406" text:style-name="WWNum2">
        <text:list-item>
          <text:list>
            <text:list-item>
              <text:p text:style-name="P26"><text:span text:style-name="T2">አሰሪው ከላይ ስሙ የተጠቀሰው ግለሰብ <text:s/>ከ ቀን <text:s/></text:span><text:span text:style-name="T6"><text:text-input text:description="&lt;o.date_start&gt;">Start</text:text-input></text:span><text:span text:style-name="T6"> </text:span><text:span text:style-name="T7">G.C.</text:span><text:span text:style-name="T2"> <text:s/>ጀምሮ </text:span><text:span text:style-name="T4">እስከ </text:span><text:span text:style-name="T8"><text:text-input text:description="&lt;o.trial_date_end&gt;">TrialEnd</text:text-input></text:span><text:span text:style-name="T8"> G.C.</text:span><text:span text:style-name="T3"> የሙከራ ጊዜ የተሰጠው/ት ሲሆን የሙከራ ጊዜውን በብቃት ካጠናቀቀ ወደ ቋሚ የሥራ ቅጥር ውል ስምምነት ይሸጋገራል</text:span><text:span text:style-name="T2">፡፡ </text:span></text:p>
            </text:list-item>
          </text:list>
        </text:list-item>
      </text:list>
      <text:p text:style-name="P11"/>
      <text:p text:style-name="P22">አንቀጽ 2</text:p>
      <text:p text:style-name="P22">የሰራተኛው ግዴታዎች</text:p>
      <text:p text:style-name="P12">ሰራተኛው ከዚህ በታች የተመለከቱት ግዴታዎች ይኖሩበታል</text:p>
      <text:p text:style-name="P12">ሀ. በስራ ስአት ሙሉ ሀይሉንና ችሎታውን ለድርጅቱ ጥቅምና በጋራ ለማዋል ተስማምቷል፤</text:p>
      <text:p text:style-name="P17">ለ. በቅርብ <text:s/>አለቃው <text:s/>የሚታዘዘውን ስራ እራሱ ለመስራት ብሎም <text:s/>የተሰጠውን <text:s/>በጋራ <text:s/>በከፍተኛ <text:s/>ጥንቃቄና <text:s/>ኃላፊነት <text:s/>ለመስራት <text:s/>ተስማምቷል፤</text:p>
      <text:p text:style-name="P12">ሐ. አሰሪው የሚሰጠውን መመሪያ በሙሉ <text:s/>መከተል፤</text:p>
      <text:p text:style-name="P12">መ. ለስራው <text:s/>የተሰጡትን <text:s/>እቃዎች <text:s/>በሙሉ <text:s/>እንደራሱ <text:s/>በመጠበቅ <text:s/>እና <text:s/>የድርጅቱን <text:s/>የምርት ውጤትም <text:s/>በአግብቡ <text:s/>የመያዝ</text:p>
      <text:p text:style-name="P18">ሠ. ለስራ አግባብ ተዘጋጅተው <text:s/>የሚቀርቡትን <text:s/>የአሰሪውን የስራ <text:s/>መመሪያዎችና ደንቦች በሙሉ የመተግበርና በእነሱም <text:s/>የመገዛት</text:p>
      <text:p text:style-name="P12">ረ. አሰሪው ተጨማሪ <text:s/>ስራዎችን ለማሰራት በፈለገበት ግዜ <text:s/>የመስራት</text:p>
      <text:p text:style-name="P12">ሰ. ድርጅቱን <text:s/>የሚሰጠውን የስራ አደጋና ደህንነት መጠበቂያ መሳሪያዎች በአግባቡና እና በተገቢው መንገድ <text:s/>መጠቀም </text:p>
      <text:p text:style-name="P11"/>
      <text:p text:style-name="P23">አንቀጽ 3</text:p>
      <text:p text:style-name="P23">የአሰሪ ግዴታዎች</text:p>
      <text:p text:style-name="P13">አሰሪው <text:s/>በአሰሪና <text:s/>ሰራተኛ <text:s/>አንቀጽ <text:s/>ላይ የገለጹትን <text:s/>ኃላፊነቶች <text:s/>የመወጣት <text:s/>ግዴታ <text:s/>አለበት ፡፡ ከግዴታዎች መካከል</text:p>
      <text:p text:style-name="P13">ሀ. <text:s/>አሰሪው ደመወዝና ሌሎች ጥቅማጥቅሞችን በዚህ ውል መነሻነት የመክፈል ግዴታ አለበት</text:p>
      <text:p text:style-name="P13">ለ. <text:s/>የሰራተኛውን <text:s/>ሰብአዊ <text:s/>መብትና <text:s/>ክብር <text:s/>የመጠበቅ <text:s/>ግዴታ አለበት</text:p>
      <text:p text:style-name="P13">ሐ. የስራ ቦታ ደህንነትና <text:s/>የሰራተኞችን <text:s/>ጤና <text:s/>ለመጠበቅ <text:s/>የሚስፈልጉ ጥንቃቄዎችን የመፈፀም <text:s/>ግዴታ አለበ</text:p>
      <text:p text:style-name="P24"/>
      <text:p text:style-name="P24">አንቀጽ 4</text:p>
      <text:p text:style-name="P10">የአሰሪ <text:s/>መብቶች</text:p>
      <text:p text:style-name="P13">አሰሪው ለድርጅቱ <text:s/>መልካም <text:s/>ጥቅም መሆኑን <text:s/>ካመነ <text:s/>የማንንም <text:s/>ሰራተኛ <text:s/>የስራ <text:s/>መደብ ና እንዲሁም የሰራተኛውን <text:s/>የስራ <text:s/>ቦታ ሊቀይር ይችላል ሆኖም ግን ለሰራተኛው <text:s text:c="2"/>የሚከፈለው <text:s/>የወር ደምወዝ <text:s/>በሁኔታዎች መቀየር ብቻ ሊቀነስ አይችልም፡፡</text:p>
      <text:p text:style-name="P10">አንቀጽ 5</text:p>
      <text:p text:style-name="P10">ክፍያና ሌሎች ጥቅማ ጥቅሞች</text:p>
      <text:p text:style-name="P19"><text:span text:style-name="T5">5.1 በዚህ ውል አንቀጽ 2 ላይ የተገለፁትን <text:s/>የሰራተኛውን <text:s/>ግዴታዎች <text:s/>በመፈፀሙ <text:s/>አሰሪው <text:s/>ለሰራተኛው <text:s/>ብር </text:span><text:span text:style-name="T9"><text:text-input text:description="&lt;o.wage&gt;">Wage</text:text-input></text:span><text:span text:style-name="T9"> </text:span><text:span text:style-name="T10">(</text:span><text:span text:style-name="T9"><text:text-input text:description="&lt;get_amharic_text(o.wage)&gt;">Text</text:text-input></text:span><text:span text:style-name="T10">)</text:span><text:span text:style-name="T11"> <text:s/></text:span><text:span text:style-name="T5">ደመወዝ (ታክስን ጨምሮ) በየወሩ <text:s/>መጨረሻ <text:s/>ለመክፈል <text:s/>ተስማምተናል</text:span></text:p>
      <text:p text:style-name="P13">5.2 የህክምና ወጪ የሚሸፈነው በድርጅቱ ሲሆን ነገር ግን ህክምናው በሼር ሆስፒታል ብቻ <text:s/>ከሆነ ነው፡፡</text:p>
      <text:p text:style-name="P20">5.3 ሰራተኛው <text:s/>በሳምንት የአንድ ቀን (24 ሰዓት) ፤የአመት እረፍት፤የወሊድ፤የህመም <text:s/>ፍቃድ <text:s/>(በሼር ሆስፒታል የተፈቀደ ከሆነ ብቻ) እንዲሁም ለቤተሰብ ጉዳይ <text:s/>የሚሰጥ እረፍትና የተለያዩ ሁኔታዎች ሲያጋጥሙ የሚሰጥ እረፍት በአሰሪና ሰራተኛ አዋጅ ቁጥር 377/96 ላይ <text:s/>በተቀመጠው መሰረት ይኖረዋል፡</text:p>
      <text:p text:style-name="P15"/>
      <text:p text:style-name="P15">አንቀጽ 6</text:p>
      <text:p text:style-name="P10">የስራ ቀንና ስአት</text:p>
      <text:p text:style-name="P13">የሰራተኛው <text:s/>የስራ <text:s/>ቀንና <text:s/>ስዓት <text:s/>በአሰሪና ሰራተኛ አዋጅ ቁጥር 377/96 ላይ <text:s/>በተቀመጠው መሰረት ማለትም :</text:p>
      <text:p text:style-name="P13"><text:s/>በቀን ስምንት (8) ስዓት በሳምንት 48 ስዓት ሲሆን <text:s/>እንደ ስራው አይነት ድርጅቱ <text:s/>በሚመድበው <text:s/>የፈረቃ <text:s/>ግዜ <text:s/>ይደረጋል፡፡</text:p>
      <text:p text:style-name="P10">አንቀጽ 7</text:p>
      <text:p text:style-name="P10">የስራ ውል መቋረጥ</text:p>
      <text:p text:style-name="P13">7.1 <text:s text:c="2"/>ይህ ስራ <text:s/>ውል ስምምነት ድርጅቱ በሚያወጣቸው ፖሊሲዎችና <text:s/>በሰራተኛና <text:s/>አሰሪ <text:s/>አዋጅ ቁጥር <text:s/>377/96 እና <text:s/>አዋጁን በማሻሻል <text:s/>በወጡ <text:s/>ድንጋጌዎች መሰረት <text:s/>የስራ <text:s/>ውል <text:s/>ሊቋረጥ ይችላል፡፡</text:p>
      <text:p text:style-name="P13">7.2 <text:s/>የስራ ውል በሚቋረጥበት ግዜ በአሰሪና <text:s/>ሰራተኛ አዋጅ ቁጥር 377/96 ላይ የተቀመጠውን የካሳ <text:s/>ክፍያ የማግኘት መብት አለው፡፡</text:p>
      <text:p text:style-name="P10"><text:soft-page-break/></text:p>
      <text:p text:style-name="P10">አንቀጽ 8</text:p>
      <text:p text:style-name="P10">ጠቅላላ ስምምነት</text:p>
      <text:p text:style-name="P13">ይህ ውል አሰሪውና ሰራተኛው ያላቸውን ግንኙነት <text:s/>ለመወሰን <text:s/>የተደረገ <text:s/>ውል <text:s/>ነው፡፡ ይህ ውል <text:s/>አሰሪውና <text:s/>ሰራተኛው <text:s/>የሚያደርጉት <text:s/>ሌላ የፅሁፍ <text:s/>ውል <text:s/>ካልሆነ <text:s/>በስተቀር <text:s/>በቃል <text:s/>ሊቀየር <text:s/>አይችልም፡፡</text:p>
      <text:p text:style-name="P13">ሁሉም <text:s/>ምስክሮች <text:s/>በተገኙበት <text:s/>ከላይ በተገለፀው <text:s/>እለት <text:s/>በአሰሪውና <text:s/>በሰራተኛው መካከል <text:s/>ተደርጓል፡፡</text:p>
      <text:p text:style-name="P10"/>
      <text:p text:style-name="P10">አንቀጽ 9</text:p>
      <text:p text:style-name="P10">ተፈፃሚነት ያለው ውል</text:p>
      <text:p text:style-name="P13">በዚህ <text:s/>ውል <text:s/>ስምምነት ውስጥ <text:s text:c="2"/>ያልተሸፈኑ <text:s/>ጉዳዩች <text:s/>በሙሉ በአሰሪና <text:s/>ሰራተኛ <text:s/>አዋጅ ቁጥር 377/96 እና <text:s/>ድርጅቱ <text:s/>በሚያወጣቸው ፖሊሲዎች <text:s text:c="2"/>የሚሸፈኑ <text:s/>ይሆናሉ፡፡</text:p>
      <text:p text:style-name="P14"/>
      <text:p text:style-name="P14">__________________________<text:tab/><text:tab/><text:tab/><text:tab/>__________________________</text:p>
      <text:p text:style-name="P14">የአሰሪው ስምና ፊርማ<text:tab/><text:tab/><text:tab/><text:tab/><text:tab/><text:tab/>የሰራተኛው ስምና ፊርማ</text:p>
      <text:p text:style-name="P14"/>
      <text:p text:style-name="P14">ይህ ውል ሲደረግ የነበሩ ምስክሮች</text:p>
      <text:p text:style-name="P16"><text:span text:style-name="T9">ስም</text:span><text:span text:style-name="T5"><text:tab/><text:tab/><text:tab/><text:tab/><text:tab/><text:tab/><text:tab/></text:span><text:span text:style-name="T9">ፊርማ</text:span></text:p>
      <text:p text:style-name="P14">1. ______________________<text:tab/><text:tab/><text:tab/>____________________</text:p>
      <text:p text:style-name="P14"/>
      <text:p text:style-name="P14">2. ______________________<text:tab/><text:tab/><text:tab/>____________________</text:p>
      <text:p text:style-name="P14"/>
      <text:p text:style-name="P21"><text:span text:style-name="T1">3. </text:span><text:span text:style-name="T5">_________________________<text:tab/><text:tab/><text:tab/>_______________________</text:span></text:p>
      <text:p text:style-name="P6"><text:text-input text:description="&lt;if test=&quot;o != objects[-1]&quot;&gt;">ifLastRec</text:text-input></text:p>
      <text:p text:style-name="P9"><text:text-input text:description="&lt;/if&gt;">endIf</text:text-input></text:p>
      <text:p text:style-name="P6"><text:text-input text:description="&lt;/for&gt;">End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9pt" style:text-underline-style="solid" style:text-underline-width="auto" style:text-underline-color="font-color" officeooo:rsid="000c583a" officeooo:paragraph-rsid="000c583a" style:font-size-asian="7.84999990463257pt" style:font-name-complex="GF Zemen Unicode" style:font-size-complex="9pt"/>
    </style:style>
    <style:style style:name="MP2" style:family="paragraph" style:parent-style-name="Header">
      <style:text-properties officeooo:paragraph-rsid="000c57a5"/>
    </style:style>
    <style:style style:name="MP3" style:family="paragraph" style:parent-style-name="Footer">
      <style:text-properties fo:font-size="9pt" style:text-underline-style="solid" style:text-underline-width="auto" style:text-underline-color="font-color" officeooo:rsid="000c57a5" officeooo:paragraph-rsid="000c57a5" style:font-size-asian="7.84999990463257pt" style:font-size-complex="9pt"/>
    </style:style>
    <style:page-layout style:name="Mpm1">
      <style:page-layout-properties fo:page-width="8.2681in" fo:page-height="11.6929in" style:num-format="1" style:print-orientation="portrait" fo:margin-top="0.1902in" fo:margin-bottom="0.7874in" fo:margin-left="0.7874in" fo:margin-right="0.7874in" fo:background-color="transparent" style:writing-mode="lr-tb" style:footnote-max-height="0in">
        <style:background-image xlink:href="Pictures/1000020100000708000001C3D5CD1547.png" xlink:type="simple" xlink:actuate="onLoad" style:position="top left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1902in" fo:margin-bottom="0.7902in" fo:margin-left="0.7902in" fo:margin-right="0.7902in" fo:background-color="transparent" style:writing-mode="lr-tb" style:footnote-max-height="0in">
        <style:background-image xlink:href="Pictures/100002010000076C000007ECD6C51BEA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>
          <style:background-image xlink:href="Pictures/1000020100000708000001C3D5CD1547.png" xlink:type="simple" xlink:actuate="onLoad" style:position="top left" style:repeat="no-repeat"/>
        </style:header-footer-properties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1902in" fo:margin-bottom="1in" fo:margin-left="0.6098in" fo:margin-right="0.6098in" fo:background-color="transparent" style:writing-mode="lr-tb" style:footnote-max-height="0in">
        <style:background-image xlink:href="Pictures/1000000000000858000008E8F607AA95.jpg" xlink:type="simple" xlink:actuate="onLoad" style:position="bottom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>
          <style:background-image xlink:href="Pictures/10000000000008980000022763813298.jpg" xlink:type="simple" xlink:actuate="onLoad"/>
        </style:header-footer-properties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  <style:master-page style:name="braam" style:page-layout-name="Mpm2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MP1">የቋሚ ሠራተኛ ቅጥር ውል ስምምነት</text:p>
      </style:footer>
    </style:master-page>
    <style:master-page style:name="Braam_20_Watermark" style:display-name="Braam Watermark" style:page-layout-name="Mpm3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2"/>
        <text:p text:style-name="MP2"/>
        <text:p text:style-name="MP2"/>
        <text:p text:style-name="MP2"/>
      </style:header>
      <style:footer>
        <text:p text:style-name="MP3">የቋሚ ሠራተኛ ቅጥር ውል ስምምነት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09T11:12:56</meta:creation-date>
    <dc:date>2014-01-19T11:29:07.168518764</dc:date>
    <dc:creator>Mike </dc:creator>
    <meta:editing-duration>PT1M1S</meta:editing-duration>
    <meta:editing-cycles>16</meta:editing-cycles>
    <meta:generator>LibreOffice/4.1.3.2$Linux_x86 LibreOffice_project/410m0$Build-2</meta:generator>
    <meta:document-statistic meta:table-count="0" meta:image-count="0" meta:object-count="0" meta:page-count="3" meta:paragraph-count="57" meta:word-count="490" meta:character-count="2718" meta:non-whitespace-character-count="2116"/>
  </office:meta>
</office:document-meta>
</file>